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e493" officeooo:paragraph-rsid="0019e493"/>
    </style:style>
    <style:style style:name="P2" style:family="paragraph" style:parent-style-name="Standard">
      <style:text-properties officeooo:rsid="0019e493" officeooo:paragraph-rsid="001d6914"/>
    </style:style>
    <style:style style:name="P3" style:family="paragraph" style:parent-style-name="Standard">
      <style:text-properties officeooo:rsid="001b7c9b" officeooo:paragraph-rsid="001b7c9b"/>
    </style:style>
    <style:style style:name="P4" style:family="paragraph" style:parent-style-name="Standard">
      <style:text-properties officeooo:rsid="001b7c9b" officeooo:paragraph-rsid="001e9886"/>
    </style:style>
    <style:style style:name="P5" style:family="paragraph" style:parent-style-name="Standard">
      <style:text-properties officeooo:rsid="001b7c9b" officeooo:paragraph-rsid="0030e762"/>
    </style:style>
    <style:style style:name="P6" style:family="paragraph" style:parent-style-name="Standard">
      <style:text-properties style:text-underline-style="solid" style:text-underline-width="auto" style:text-underline-color="font-color" officeooo:rsid="001d6914" officeooo:paragraph-rsid="001d6914"/>
    </style:style>
    <style:style style:name="P7" style:family="paragraph" style:parent-style-name="Standard">
      <style:text-properties style:text-underline-style="solid" style:text-underline-width="auto" style:text-underline-color="font-color" fo:font-weight="normal" officeooo:rsid="001d6914" officeooo:paragraph-rsid="001d6914" style:font-weight-asian="normal" style:font-weight-complex="normal"/>
    </style:style>
    <style:style style:name="P8" style:family="paragraph" style:parent-style-name="Standard">
      <style:text-properties style:text-underline-style="solid" style:text-underline-width="auto" style:text-underline-color="font-color" officeooo:rsid="001ba91a" officeooo:paragraph-rsid="001ba91a"/>
    </style:style>
    <style:style style:name="P9" style:family="paragraph" style:parent-style-name="Standard">
      <style:text-properties fo:font-weight="normal" officeooo:rsid="001d6914" officeooo:paragraph-rsid="001d6914" style:font-weight-asian="normal" style:font-weight-complex="normal"/>
    </style:style>
    <style:style style:name="P10" style:family="paragraph" style:parent-style-name="Standard">
      <style:text-properties officeooo:paragraph-rsid="0026cb13"/>
    </style:style>
    <style:style style:name="P11" style:family="paragraph" style:parent-style-name="Standard">
      <style:text-properties fo:color="#4c1900" officeooo:rsid="001d6914" officeooo:paragraph-rsid="0029a056"/>
    </style:style>
    <style:style style:name="P12" style:family="paragraph" style:parent-style-name="Standard">
      <style:text-properties officeooo:rsid="001d6914" officeooo:paragraph-rsid="001d6914"/>
    </style:style>
    <style:style style:name="P13" style:family="paragraph" style:parent-style-name="Standard">
      <style:text-properties fo:color="#663300" officeooo:rsid="001b7c9b" officeooo:paragraph-rsid="002dbc8f"/>
    </style:style>
    <style:style style:name="P14" style:family="paragraph" style:parent-style-name="Standard">
      <style:text-properties fo:color="#663300" officeooo:rsid="001ba91a" officeooo:paragraph-rsid="00320a1e"/>
    </style:style>
    <style:style style:name="P15" style:family="paragraph" style:parent-style-name="Standard">
      <style:text-properties fo:color="#663300" officeooo:rsid="001d6914" officeooo:paragraph-rsid="0035df1f"/>
    </style:style>
    <style:style style:name="P16" style:family="paragraph" style:parent-style-name="Standard">
      <style:text-properties officeooo:rsid="001ba91a" officeooo:paragraph-rsid="001ba91a"/>
    </style:style>
    <style:style style:name="P17" style:family="paragraph" style:parent-style-name="Standard">
      <style:text-properties officeooo:rsid="001ba91a" officeooo:paragraph-rsid="001d6914"/>
    </style:style>
    <style:style style:name="P18" style:family="paragraph" style:parent-style-name="Text_20_body">
      <style:text-properties officeooo:rsid="001d6914" officeooo:paragraph-rsid="001d6914"/>
    </style:style>
    <style:style style:name="P19" style:family="paragraph" style:parent-style-name="Text_20_body">
      <style:text-properties officeooo:rsid="001d6914" officeooo:paragraph-rsid="00397dc0"/>
    </style:style>
    <style:style style:name="P20" style:family="paragraph" style:parent-style-name="Text_20_body">
      <style:text-properties officeooo:rsid="001d6914" officeooo:paragraph-rsid="003b1bdb"/>
    </style:style>
    <style:style style:name="P21" style:family="paragraph" style:parent-style-name="Text_20_body">
      <style:text-properties officeooo:rsid="001e9886" officeooo:paragraph-rsid="001e9886"/>
    </style:style>
    <style:style style:name="P22" style:family="paragraph" style:parent-style-name="Text_20_body">
      <style:text-properties officeooo:rsid="001f7306" officeooo:paragraph-rsid="001f7306"/>
    </style:style>
    <style:style style:name="P23" style:family="paragraph" style:parent-style-name="Text_20_body">
      <style:text-properties officeooo:rsid="001f7306" officeooo:paragraph-rsid="00216d2d"/>
    </style:style>
    <style:style style:name="P24" style:family="paragraph" style:parent-style-name="Text_20_body">
      <style:text-properties style:text-underline-style="solid" style:text-underline-width="auto" style:text-underline-color="font-color"/>
    </style:style>
    <style:style style:name="P25" style:family="paragraph" style:parent-style-name="Text_20_body">
      <style:text-properties style:text-underline-style="solid" style:text-underline-width="auto" style:text-underline-color="font-color" officeooo:rsid="001f7306" officeooo:paragraph-rsid="001f7306"/>
    </style:style>
    <style:style style:name="P26" style:family="paragraph" style:parent-style-name="Text_20_body">
      <style:text-properties style:text-underline-style="solid" style:text-underline-width="auto" style:text-underline-color="font-color" officeooo:rsid="0023ff03" officeooo:paragraph-rsid="0023ff03"/>
    </style:style>
    <style:style style:name="P27" style:family="paragraph" style:parent-style-name="Text_20_body">
      <style:text-properties style:text-underline-style="solid" style:text-underline-width="auto" style:text-underline-color="font-color" officeooo:rsid="002436d7" officeooo:paragraph-rsid="002436d7"/>
    </style:style>
    <style:style style:name="P28" style:family="paragraph" style:parent-style-name="Text_20_body">
      <style:text-properties style:text-underline-style="solid" style:text-underline-width="auto" style:text-underline-color="font-color" fo:font-weight="normal" officeooo:rsid="002436d7" officeooo:paragraph-rsid="002436d7" style:font-weight-asian="normal" style:font-weight-complex="normal"/>
    </style:style>
    <style:style style:name="P29" style:family="paragraph" style:parent-style-name="Text_20_body">
      <style:text-properties style:text-underline-style="solid" style:text-underline-width="auto" style:text-underline-color="font-color" fo:font-weight="normal" officeooo:rsid="00233edf" officeooo:paragraph-rsid="00233edf" style:font-weight-asian="normal" style:font-weight-complex="normal"/>
    </style:style>
    <style:style style:name="P30" style:family="paragraph" style:parent-style-name="Text_20_body">
      <style:text-properties officeooo:rsid="00208fb6" officeooo:paragraph-rsid="00208fb6"/>
    </style:style>
    <style:style style:name="P31" style:family="paragraph" style:parent-style-name="Text_20_body">
      <style:text-properties fo:font-weight="bold" officeooo:rsid="00208fb6" officeooo:paragraph-rsid="00208fb6" style:font-weight-asian="bold" style:font-weight-complex="bold"/>
    </style:style>
    <style:style style:name="P32" style:family="paragraph" style:parent-style-name="Text_20_body">
      <style:text-properties officeooo:rsid="00216d2d" officeooo:paragraph-rsid="00216d2d"/>
    </style:style>
    <style:style style:name="P33" style:family="paragraph" style:parent-style-name="Text_20_body">
      <style:text-properties officeooo:rsid="00216d2d" officeooo:paragraph-rsid="001f7306"/>
    </style:style>
    <style:style style:name="P34" style:family="paragraph" style:parent-style-name="Text_20_body">
      <style:text-properties officeooo:rsid="00233edf" officeooo:paragraph-rsid="00233edf"/>
    </style:style>
    <style:style style:name="P35" style:family="paragraph" style:parent-style-name="Text_20_body">
      <style:text-properties officeooo:rsid="0023ff03" officeooo:paragraph-rsid="0023ff03"/>
    </style:style>
    <style:style style:name="P36" style:family="paragraph" style:parent-style-name="Text_20_body">
      <style:text-properties fo:font-weight="normal" officeooo:rsid="0023ff03" officeooo:paragraph-rsid="0023ff03" style:font-weight-asian="normal" style:font-weight-complex="normal"/>
    </style:style>
    <style:style style:name="P37" style:family="paragraph" style:parent-style-name="Text_20_body">
      <style:text-properties fo:font-weight="normal" officeooo:rsid="00233edf" officeooo:paragraph-rsid="00233edf" style:font-weight-asian="normal" style:font-weight-complex="normal"/>
    </style:style>
    <style:style style:name="P38" style:family="paragraph" style:parent-style-name="Text_20_body">
      <style:text-properties fo:font-weight="normal" officeooo:rsid="00216d2d" officeooo:paragraph-rsid="00216d2d" style:font-weight-asian="normal" style:font-weight-complex="normal"/>
    </style:style>
    <style:style style:name="P39" style:family="paragraph" style:parent-style-name="Text_20_body">
      <style:text-properties officeooo:rsid="002436d7" officeooo:paragraph-rsid="002436d7"/>
    </style:style>
    <style:style style:name="P40" style:family="paragraph" style:parent-style-name="Text_20_body">
      <style:text-properties style:text-underline-style="none" fo:font-weight="normal" officeooo:rsid="002436d7" officeooo:paragraph-rsid="002436d7" style:font-weight-asian="normal" style:font-weight-complex="normal"/>
    </style:style>
    <style:style style:name="P41" style:family="paragraph" style:parent-style-name="Text_20_body">
      <style:text-properties style:text-underline-style="none" officeooo:rsid="002436d7" officeooo:paragraph-rsid="002436d7"/>
    </style:style>
    <style:style style:name="P42" style:family="paragraph" style:parent-style-name="Text_20_body">
      <style:text-properties fo:color="#663300" officeooo:rsid="001d6914" officeooo:paragraph-rsid="003b1bdb"/>
    </style:style>
    <style:style style:name="P43" style:family="paragraph" style:parent-style-name="Standard">
      <style:paragraph-properties fo:background-color="transparent">
        <style:background-image/>
      </style:paragraph-properties>
      <style:text-properties officeooo:rsid="0019e493" officeooo:paragraph-rsid="0019e493"/>
    </style:style>
    <style:style style:name="P44" style:family="paragraph" style:parent-style-name="Standard">
      <style:paragraph-properties fo:background-color="transparent">
        <style:background-image/>
      </style:paragraph-properties>
      <style:text-properties fo:color="#4c1900" officeooo:rsid="0027f98e" officeooo:paragraph-rsid="00298691"/>
    </style:style>
    <style:style style:name="P45" style:family="paragraph" style:parent-style-name="Standard">
      <style:paragraph-properties fo:background-color="transparent">
        <style:background-image/>
      </style:paragraph-properties>
      <style:text-properties fo:color="#4c1900" officeooo:rsid="00284e78" officeooo:paragraph-rsid="00284e78"/>
    </style:style>
    <style:style style:name="P46" style:family="paragraph" style:parent-style-name="Standard">
      <style:paragraph-properties fo:background-color="transparent">
        <style:background-image/>
      </style:paragraph-properties>
      <style:text-properties fo:color="#663300" officeooo:rsid="00320a1e" officeooo:paragraph-rsid="00320a1e"/>
    </style:style>
    <style:style style:name="P47" style:family="paragraph" style:parent-style-name="Standard">
      <style:text-properties fo:color="#4c1900" officeooo:rsid="00284e78" officeooo:paragraph-rsid="00284e78"/>
    </style:style>
    <style:style style:name="P48" style:family="paragraph" style:parent-style-name="Standard">
      <style:text-properties fo:color="#4c1900" officeooo:rsid="0029a056" officeooo:paragraph-rsid="0029a056"/>
    </style:style>
    <style:style style:name="P49" style:family="paragraph" style:parent-style-name="Standard">
      <style:text-properties fo:color="#663300" officeooo:rsid="0030e762" officeooo:paragraph-rsid="0030e762"/>
    </style:style>
    <style:style style:name="P50" style:family="paragraph" style:parent-style-name="Standard">
      <style:text-properties fo:color="#663300" officeooo:rsid="0030f6d1" officeooo:paragraph-rsid="0030f6d1"/>
    </style:style>
    <style:style style:name="P51" style:family="paragraph" style:parent-style-name="Standard">
      <style:text-properties fo:color="#663300" officeooo:rsid="0034071f" officeooo:paragraph-rsid="0034071f"/>
    </style:style>
    <style:style style:name="P52" style:family="paragraph" style:parent-style-name="Standard">
      <style:text-properties fo:color="#663300" officeooo:rsid="0035df1f" officeooo:paragraph-rsid="0035df1f"/>
    </style:style>
    <style:style style:name="P53" style:family="paragraph" style:parent-style-name="Standard">
      <style:text-properties fo:color="#663300" officeooo:rsid="00384038" officeooo:paragraph-rsid="00384038"/>
    </style:style>
    <style:style style:name="P54" style:family="paragraph" style:parent-style-name="Standard">
      <style:text-properties officeooo:rsid="0035df1f" officeooo:paragraph-rsid="0035df1f"/>
    </style:style>
    <style:style style:name="P55" style:family="paragraph" style:parent-style-name="Text_20_body">
      <style:text-properties fo:color="#663300" officeooo:rsid="003b1bdb" officeooo:paragraph-rsid="003b1bdb"/>
    </style:style>
    <style:style style:name="P56" style:family="paragraph" style:parent-style-name="Text_20_body">
      <style:text-properties fo:color="#663300" officeooo:rsid="00410473" officeooo:paragraph-rsid="00410473"/>
    </style:style>
    <style:style style:name="P57" style:family="paragraph" style:parent-style-name="Text_20_body" style:list-style-name="L1">
      <style:text-properties officeooo:rsid="001e9886" officeooo:paragraph-rsid="001e9886"/>
    </style:style>
    <style:style style:name="P58" style:family="paragraph" style:parent-style-name="Text_20_body">
      <style:text-properties fo:color="#b84700" officeooo:rsid="00470834" officeooo:paragraph-rsid="00470834"/>
    </style:style>
    <style:style style:name="P59" style:family="paragraph" style:parent-style-name="Heading_20_3">
      <style:text-properties officeooo:rsid="00208fb6" officeooo:paragraph-rsid="00208fb6"/>
    </style:style>
    <style:style style:name="P60" style:family="paragraph" style:parent-style-name="Heading_20_3">
      <style:text-properties officeooo:paragraph-rsid="00233edf"/>
    </style:style>
    <style:style style:name="P61" style:family="paragraph" style:parent-style-name="Heading_20_2">
      <style:text-properties officeooo:rsid="001e9886" officeooo:paragraph-rsid="001f730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6d2d" style:font-weight-asian="normal" style:font-weight-complex="normal"/>
    </style:style>
    <style:style style:name="T4" style:family="text">
      <style:text-properties fo:font-weight="normal" officeooo:rsid="0023ff03"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officeooo:rsid="001e9886"/>
    </style:style>
    <style:style style:name="T7" style:family="text">
      <style:text-properties officeooo:rsid="001ba91a"/>
    </style:style>
    <style:style style:name="T8" style:family="text">
      <style:text-properties officeooo:rsid="001d6914"/>
    </style:style>
    <style:style style:name="T9" style:family="text">
      <style:text-properties officeooo:rsid="001e9886"/>
    </style:style>
    <style:style style:name="T10" style:family="text">
      <style:text-properties style:text-position="super 58%" officeooo:rsid="001e9886"/>
    </style:style>
    <style:style style:name="T11" style:family="text">
      <style:text-properties officeooo:rsid="00208fb6"/>
    </style:style>
    <style:style style:name="T12" style:family="text">
      <style:text-properties officeooo:rsid="00216d2d"/>
    </style:style>
    <style:style style:name="T13" style:family="text">
      <style:text-properties officeooo:rsid="00233edf"/>
    </style:style>
    <style:style style:name="T14" style:family="text">
      <style:text-properties officeooo:rsid="0023ff03"/>
    </style:style>
    <style:style style:name="T15" style:family="text">
      <style:text-properties officeooo:rsid="002436d7"/>
    </style:style>
    <style:style style:name="T16" style:family="text">
      <style:text-properties officeooo:rsid="0026cb13"/>
    </style:style>
    <style:style style:name="T17" style:family="text">
      <style:text-properties officeooo:rsid="0029a056"/>
    </style:style>
    <style:style style:name="T18" style:family="text">
      <style:text-properties officeooo:rsid="002dbc8f"/>
    </style:style>
    <style:style style:name="T19" style:family="text">
      <style:text-properties officeooo:rsid="00320a1e"/>
    </style:style>
    <style:style style:name="T20" style:family="text">
      <style:text-properties officeooo:rsid="0035df1f"/>
    </style:style>
    <style:style style:name="T21" style:family="text">
      <style:text-properties officeooo:rsid="00397dc0"/>
    </style:style>
    <style:style style:name="T22" style:family="text">
      <style:text-properties fo:color="#663300" officeooo:rsid="003b1bdb"/>
    </style:style>
    <style:style style:name="T23" style:family="text">
      <style:text-properties fo:color="#663300" officeooo:rsid="003cb90d"/>
    </style:style>
    <style:style style:name="T24" style:family="text">
      <style:text-properties fo:color="#663300" officeooo:rsid="003e1124"/>
    </style:style>
    <style:style style:name="T25" style:family="text">
      <style:text-properties fo:color="#663300" officeooo:rsid="003f6f14"/>
    </style:style>
    <style:style style:name="T26" style:family="text">
      <style:text-properties fo:color="#663300" officeooo:rsid="00428a5d"/>
    </style:style>
    <style:style style:name="T27" style:family="text">
      <style:text-properties fo:color="#663300" officeooo:rsid="004302ba"/>
    </style:style>
    <style:style style:name="T28" style:family="text">
      <style:text-properties officeooo:rsid="003feb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igine : Guy Denoual</text:p>
      <text:p text:style-name="P10"><text:span text:style-name="T16">Anotations : En couleur marron : Matthieu GIROUX</text:span></text:p>
      <text:h text:style-name="Heading_20_2" text:outline-level="2">Individus/ Répertoire</text:h>
      <text:p text:style-name="P43"/>
      <text:h text:style-name="Heading_20_3" text:outline-level="3">- les cases à cocher pour sel<text:span text:style-name="T8">e</text:span>ction du sexe :</text:h>
      <text:p text:style-name="P1">1 - on peut toutes les décocher;</text:p>
      <text:p text:style-name="P1"><text:tab/>on peut toutes les cocher;</text:p>
      <text:p text:style-name="P1"><text:tab/>on peut en décocher 2;</text:p>
      <text:p text:style-name="P43"/>
      <text:p text:style-name="P1">2 - dans tous les cas il ne se passe rien sur la liste</text:p>
      <text:p text:style-name="P44">Liens recréés. La fiche individu_par_prenom devient individu_repertoire.</text:p>
      <text:p text:style-name="P1"/>
      <text:p text:style-name="P6">Propositions</text:p>
      <text:p text:style-name="P2"><text:span text:style-name="T8">1 – garder une <text:s/>combinaison de </text:span>homme/femme/<text:span text:style-name="T11"> et remplacer "Tous" par "inconnu"</text:span> <text:s/>. <text:span text:style-name="T12">Les 3 cases cochées indiqueront "tous"</text:span></text:p>
      <text:p text:style-name="P45">Il y a "inconnu" certaines fois. Sur cette fiche on recherche des individus. Celui qui va dans le réportoire ne veut pas rechercher des inconnus.</text:p>
      <text:p text:style-name="P2"><text:span text:style-name="T8">2 - </text:span>Lorsqu'on fait un changement de choix de la sélection du sexe, la liste affichée devr<text:span text:style-name="T8">a</text:span>it se rafraichir selon le critère de sélection.</text:p>
      <text:p text:style-name="P47">Oui</text:p>
      <text:h text:style-name="Heading_20_3" text:outline-level="3">Liste des patronymes</text:h>
      <text:p text:style-name="P9">1- la sélection de la 1ère lettre par les onglets n'est pas très "standard" car ca signifie en général qu'on affichera une fiche particuliere. Ce n''est pas le cas puisqu'on a toujoiurs la même présentation.</text:p>
      <text:p text:style-name="P9"/>
      <text:p text:style-name="P7">Propositions</text:p>
      <text:p text:style-name="P12">1 – mettre une liste (au lieu d'une liste déroulante) de la même hauteur que la liste; <text:s/>avec un champs de saisie <text:s/>où l'on sélectionne lettre par lettre le nom (comme c'est fait dans la siaie rapide)</text:p>
      <text:p text:style-name="P48">La proposition est intéressante. Seulement on utilisa là le clavier au lieu de la souris. Or j'aime aussi utiliser la souris. Il s'agit donc d'une fonction supplémentaire de recherche rapide, avec possibilité de lien menu et clavier.</text:p>
      <text:p text:style-name="P11"><text:span text:style-name="T17">À voir plus tard. Ça n'est pas pressé...</text:span></text:p>
      <text:h text:style-name="Heading_20_3" text:outline-level="3">Liste <text:span text:style-name="T8">des individus</text:span></text:h>
      <text:p text:style-name="P3">1 – le libellé de la colonne CP n'est pas sur la même ligne que les autres titres de colonne.</text:p>
      <text:p text:style-name="P3"/>
      <text:p text:style-name="P13"><text:span text:style-name="T18">Il faut placer | pour avoir des lignes.</text:span></text:p>
      <text:p text:style-name="P3"/>
      <text:p text:style-name="P3">2 - Pourquoi une colonne avec la date de naissance et une autre qui répète l'année de naissance;</text:p>
      <text:p text:style-name="P3">– pourquoi une colonne CP <text:s/>en plus de la colonne lieu.</text:p>
      <text:p text:style-name="P49">Parce que quand on cherche on veut avoir les informations rapidement et ne pas avoir à calculer.</text:p>
      <text:p text:style-name="P49">Les plus âgés et les généalogistes connaissent les codes postaux. Les amateurs connaissent les noms de ville.</text:p>
      <text:p text:style-name="P3"/>
      <text:p text:style-name="P4"><text:span text:style-name="T6">Propositions</text:span> </text:p>
      <text:p text:style-name="P4">Une liste plus courte serait plus intéressante. </text:p>
      <text:p text:style-name="P49">Cf au-dessus.</text:p>
      <text:p text:style-name="P5">Les années de naissance-décès sont généralement suffissant (mon logiciel actuel ne fait que ca).</text:p>
      <text:p text:style-name="P49"><text:soft-page-break/>Je me suis posé la même question, mais la pratique me révèle que ces informations sont importantes. Ma famille me donne son âge. Je vois les naissances.</text:p>
      <text:p text:style-name="P5"><text:s/>Sinon on peut afficher une combinaison "Nom + prénom+ année naissance + année décès" dans une seule colonne. <text:span text:style-name="T9">Comme cela se fait sur les individus des listes d'ascendance et de descendance du bas de la fenêtre.</text:span></text:p>
      <text:p text:style-name="P50">Facile à faire, mais crée de la désorganisation.</text:p>
      <text:p text:style-name="P3"><text:tab/></text:p>
      <text:p text:style-name="P3"><text:span text:style-name="T5">Point positif</text:span><text:span text:style-name="T1"> </text:span>: si on modifie les largeurs de colonnes de la liste et la taille de la fenêtre, on les retrouvent on lorsqu'on relance l'application. </text:p>
      <text:p text:style-name="P50">Composant TOnFormInfoIni</text:p>
      <text:h text:style-name="Heading_20_3" text:outline-level="3">Liste des ascendants et liste des enfants: </text:h>
      <text:p text:style-name="P16">1 - <text:s/>est-ce utile pour sélectionner un individu.</text:p>
      <text:p text:style-name="P14"><text:span text:style-name="T19">Il y a des juniors pour les aînés. Les généalogistes pro ou perfectionnistes aiment ce genre d'information. Je l'ai constaté.</text:span></text:p>
      <text:p text:style-name="P16">2 – la présentation n'est pas très lisible. J'ai mis du temps à comprendre</text:p>
      <text:p text:style-name="P46">Les informations sont sur une ligne. On peut mettre des colonnes.</text:p>
      <text:p text:style-name="P16">3 – les petites icones ne sont pas terribles. </text:p>
      <text:p text:style-name="P51">Elles ne sont pas transparentes et pas assez zoomées.</text:p>
      <text:p text:style-name="P52">Modifié</text:p>
      <text:p text:style-name="P54"/>
      <text:p text:style-name="P8">Proposition :</text:p>
      <text:p text:style-name="P16"><text:span text:style-name="T8">1/2 - </text:span><text:s text:c="2"/>mettre les titres des listes en dehors <text:s/>de la liste hiérarchique : "Parents", et "Famille" ou "ascendants" et "descendants".</text:p>
      <text:p text:style-name="P53">Je voulais faire ça. Mais il y aura une information en moins, l'image.</text:p>
      <text:p text:style-name="P12">2 - <text:s/><text:span text:style-name="T7"><text:s/>pourquoi mettre les grands parents, les parent</text:span>s<text:span text:style-name="T7"> suffisent.</text:span></text:p>
      <text:p text:style-name="P15"><text:span text:style-name="T20">Parce qu'il peut y avoir beaucoup d'enfants pour la descendance, alors qu'on est sûr qu'il n'y aura que 2 parents.</text:span></text:p>
      <text:p text:style-name="P17"><text:span text:style-name="T8">3- </text:span>Il faudrait les simplifier <text:span text:style-name="T8">les icones</text:span> ou rester homogène et juste conserver les symboles homme/femme/et ajouter "inconnu", de la liste. <text:span text:style-name="T12">Pourquoi ne pas utiliser les couleurs avec les hommes écrits en bleu et les femmes en rouge comme dans les ascendances/descendances de la fenetre principale.)</text:span></text:p>
      <text:p text:style-name="P53">Fait</text:p>
      <text:h text:style-name="Heading_20_3" text:outline-level="3">Sélection</text:h>
      <text:p text:style-name="P18">- en cliquant 2 fois sur un nom : très bien, on retourne sur la fenêtre principale.</text:p>
      <text:p text:style-name="P18">- en cliquant sur le bouton "selection", <text:span text:style-name="T9">on retourne sur la fenetre principale</text:span></text:p>
      <text:p text:style-name="P19">1 – mais la fenetre du répertoire ne s'efface pas; <text:span text:style-name="T9">et si je choisis à nouveau "individus/répertoire" du menu, une seconde fenêtre répertoire s'ouvre qui, elle aussi ne s'efface jamais. Mais aaprès un troisième choix, on n'a pas une 3</text:span><text:span text:style-name="T10">e</text:span><text:span text:style-name="T9"> fenêtre mais on active une des fenetres "répertoire" ouverte.</text:span></text:p>
      <text:p text:style-name="P55">Je ne vois qu'une fenêtre Répertoire se réouvrir en cliquant sur le même menu. Les répertoires sont utilisés à plein d'endroit : Ajout, numérotation SOSA, arbres.</text:p>
      <text:p text:style-name="P42"><text:span text:style-name="T21">Les gains de temps sont énormes quand on a un grand écran avec deux fenêtres permettant de vite voir les informations. Il faudrait créer un mode moyen et grand écran. </text:span></text:p>
      <text:p text:style-name="P18">2 – <text:span text:style-name="T9">en cliquant sur le bouton "fermer" la fenetre reste à l'écran.</text:span></text:p>
      <text:p text:style-name="P20"><text:span text:style-name="T26">La fenêtre ne se ferm</text:span><text:span text:style-name="T27">ait</text:span><text:span text:style-name="T26"> pas quand elle n'</text:span><text:span text:style-name="T27">étai</text:span><text:span text:style-name="T26">t pas modale. </text:span><text:span text:style-name="T27">J'ai mis cela en commentaire mais ne sait pas pourquoi c'était mis.</text:span><text:span text:style-name="T22"> </text:span><text:span text:style-name="T24">Comment a été ouverte cette fenêtre ?</text:span><text:span text:style-name="T22"> </text:span><text:span text:style-name="T23">Qu'as-tu co</text:span><text:span text:style-name="T25">m</text:span><text:span text:style-name="T23">me OS ?</text:span></text:p>
      <text:p text:style-name="P21">3 – en cliquant sur la croix de la fenêtre (fermeture), elle reste ouverte.</text:p>
      <text:p text:style-name="P55"><text:soft-page-break/>Pas chez moi.</text:p>
      <text:p text:style-name="P22">4 – après une sélection, l'individu n'est pas affiché dans la fenêtre principale (c'est arrivé qq fois sans pouvoi<text:span text:style-name="T28">r</text:span> reproduire l'anomalie)</text:p>
      <text:p text:style-name="P21">Proposition :</text:p>
      <text:p text:style-name="P21">- <text:s/>remplacer le bouton "fermer" par "Annuler" (la sélection)</text:p>
      <text:p text:style-name="P56">Oui, modifié</text:p>
      <text:list xml:id="list913272701712144565" text:style-name="L1">
        <text:list-item>
          <text:p text:style-name="P57">la croix de fenetre (fermer) doit avoir le même fonctionnement que le bouton "annuler/ fermer".</text:p>
        </text:list-item>
      </text:list>
      <text:p text:style-name="P58">Oui, dites si c'est correct</text:p>
      <text:p text:style-name="P21">- fermer la fenetre après avoir fait une sélection et avant de retourne dans la fenetre principale. Il serait plus simple de <text:s/>mettre la fenêtre "répertoire" en mode "modale". Ca fermera automatiquement la fenetre lorsqu'on la quittera (selection ou ann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7M53S</meta:editing-duration>
    <meta:editing-cycles>30</meta:editing-cycles>
    <meta:generator>LibreOffice/4.1.3.2$Linux_x86 LibreOffice_project/410m0$Build-2</meta:generator>
    <dc:date>2014-04-05T11:14:31.650686719</dc:date>
    <meta:document-statistic meta:table-count="0" meta:image-count="0" meta:object-count="0" meta:page-count="3" meta:paragraph-count="69" meta:word-count="947" meta:character-count="5626" meta:non-whitespace-character-count="4715"/>
    <meta:user-defined meta:name="Info 1"/>
    <meta:user-defined meta:name="Info 2"/>
    <meta:user-defined meta:name="Info 3"/>
    <meta:user-defined meta:name="Info 4"/>
  </office:meta>
</office:document-meta>
</file>